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paragraph-properties fo:text-align="start" style:justify-single-word="false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Titre_5f_Exercices_5f_avec_5f_Titre" style:list-style-name="_5f_Numérotation_20_des_20_exercices"/>
    <style:style style:name="P112" style:family="paragraph" style:parent-style-name="_5f_Titre_5f_Exercices_5f_sans_5f_Titre" style:list-style-name="_5f_Numérotation_20_des_20_exercices"/>
    <style:style style:name="P113" style:family="paragraph" style:parent-style-name="_5f_Titre_5f_Exercices_5f_sans_5f_Titre" style:list-style-name="_5f_Numérotation_20_des_20_exercices" style:master-page-name="_33__5f_2_5f_SERIE_5f_G_5f_GAUCHE_5f_ET_5f_DROITE_5f_2COL">
      <style:paragraph-properties style:page-number="auto"/>
    </style:style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text-align="cente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2" style:family="paragraph">
      <loext:graphic-properties draw:fill="solid" draw:fill-color="#7fb241"/>
    </style:style>
    <style:style style:name="P123" style:family="paragraph">
      <loext:graphic-properties draw:fill="solid" draw:fill-color="#1ca2b8"/>
    </style:style>
    <style:style style:name="P12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d62e4e"/>
    </style:style>
    <style:style style:name="P1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margin-left="0cm" fo:margin-right="0cm" fo:margin-top="0cm" fo:margin-bottom="0cm" fo:line-height="100%" fo:text-indent="0cm" style:writing-mode="lr-tb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indent="0cm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3b3b3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52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ffff66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ffff66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3b3b3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fo:language="fr" fo:country="FR" style:language-asian="zh" style:country-asian="CN" style:language-complex="hi" style:country-complex="IN"/>
    </style:style>
    <style:style style:name="T184" style:family="text">
      <style:text-properties officeooo:rsid="00c6954d"/>
    </style:style>
    <style:style style:name="T185" style:family="text">
      <style:text-properties fo:color="#000000" loext:opacity="100%" style:font-name="Bitstream Vera Sans" fo:font-size="10pt" fo:language="fr" fo:country="FR" officeooo:rsid="00c6954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officeooo:rsid="00c8613c"/>
    </style:style>
    <style:style style:name="T187" style:family="text"/>
    <style:style style:name="T188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b3b3b3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0000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00" loext:opacity="10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71cm" svg:stroke-color="#ff0000" draw:marker-start-width="0.39cm" draw:marker-start-center="false" draw:marker-end-width="0.39cm" draw:marker-end-center="false" draw:fill="none" draw:fill-color="#729fcf" draw:textarea-horizontal-align="justify" draw:textarea-vertical-align="middle" fo:padding-top="0.159cm" fo:padding-bottom="0.159cm" fo:padding-left="0.284cm" fo:padding-right="0.284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6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6cm" fo:min-width="0.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solid" svg:stroke-width="0.071cm" svg:stroke-color="#33cc66" draw:marker-start="" draw:marker-start-width="0.4cm" draw:marker-start-center="false" draw:marker-end="" draw:marker-end-width="0.4cm" draw:marker-end-center="false" draw:fill="solid" draw:fill-color="#00b8ff" draw:textarea-horizontal-align="center" draw:textarea-vertical-align="middle" fo:padding-top="0.034cm" fo:padding-bottom="0.034cm" fo:padding-left="0.034cm" fo:padding-right="0.034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6cm" fo:min-width="0.88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6cm" fo:min-width="0.2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6cm" fo:min-width="0.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6cm" fo:min-width="0.26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06cm" fo:min-width="0.1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06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8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8cm" fo:min-width="0.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06cm" fo:min-width="0.3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06cm" fo:min-width="0.2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08cm" fo:min-width="0.96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8cm" fo:min-width="0.2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8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6cm" fo:min-width="0.2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solid" svg:stroke-width="0.071cm" svg:stroke-color="#33cc66" draw:marker-start="" draw:marker-start-width="0.409cm" draw:marker-start-center="false" draw:marker-end="" draw:marker-end-width="0.409cm" draw:marker-end-center="false" draw:fill="solid" draw:fill-color="#00b8ff" draw:textarea-horizontal-align="center" draw:textarea-vertical-align="middle" fo:padding-top="0.034cm" fo:padding-bottom="0.034cm" fo:padding-left="0.034cm" fo:padding-right="0.034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08cm" fo:min-width="0.24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6cm" fo:min-width="0.9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78cm" fo:min-width="0.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solid" svg:stroke-width="0.071cm" svg:stroke-color="#33cc66" draw:marker-start="" draw:marker-start-width="0.43cm" draw:marker-start-center="false" draw:marker-end="" draw:marker-end-width="0.43cm" draw:marker-end-center="false" draw:fill="solid" draw:fill-color="#00b8ff" draw:textarea-horizontal-align="center" draw:textarea-vertical-align="middle" fo:padding-top="0.034cm" fo:padding-bottom="0.034cm" fo:padding-left="0.034cm" fo:padding-right="0.034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08cm" fo:min-width="0.8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tyle:run-through="foreground"/>
    </style:style>
    <style:style style:name="gr4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457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auto-grow-width="true" fo:min-height="0.457cm" fo:min-width="0.272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auto-grow-width="true" fo:min-height="0.457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solid" svg:stroke-width="0.019cm" svg:stroke-color="#000000" draw:marker-start-width="0.332cm" draw:marker-start-center="false" draw:marker-end-width="0.33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.03cm" svg:stroke-color="#ff0000" draw:marker-start-width="0.295cm" draw:marker-start-center="false" draw:marker-end-width="0.295cm" draw:marker-end-center="false" draw:fill="none" draw:fill-color="#729fcf" draw:textarea-horizontal-align="justify" draw:textarea-vertical-align="middle" draw:auto-grow-height="false" fo:min-height="1.935cm" fo:min-width="1.637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solid" svg:stroke-width="0.041cm" svg:stroke-color="#000000" draw:marker-start-width="0.335cm" draw:marker-start-center="false" draw:marker-end-width="0.335cm" draw:marker-end-center="false" draw:fill="none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71cm" svg:stroke-color="#33cc66" draw:marker-start-width="0.39cm" draw:marker-start-center="false" draw:marker-end-width="0.39cm" draw:marker-end-center="false" draw:fill="none" draw:fill-color="#729fcf" draw:textarea-horizontal-align="justify" draw:textarea-vertical-align="middle" fo:padding-top="0.159cm" fo:padding-bottom="0.159cm" fo:padding-left="0.284cm" fo:padding-right="0.284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57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solid" svg:stroke-width="0.028cm" svg:stroke-color="#acb20c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2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19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19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2cm" fo:min-width="0.5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solid" svg:stroke-width="0.071cm" svg:stroke-color="#d3802c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7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5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28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1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solid" svg:stroke-width="0.071cm" svg:stroke-color="#7fb241" draw:marker-start="" draw:marker-start-width="0.3cm" draw:marker-start-center="false" draw:marker-end="" draw:marker-end-width="0.3cm" draw:marker-end-center="false" draw:fill="solid" draw:fill-color="#52cc00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71cm" svg:stroke-color="#9d0f89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8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3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89cm" fo:min-width="0.1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solid" svg:stroke-width="0.071cm" svg:stroke-color="#1ca2b8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8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justify" draw:auto-grow-width="true" fo:min-height="0.49cm" fo:min-width="2.13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justify" draw:auto-grow-width="true" fo:min-height="0.423cm" fo:min-width="0.73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justify" draw:auto-grow-width="true" fo:min-height="0.49cm" fo:min-width="2.1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justify" draw:auto-grow-width="true" fo:min-height="0.423cm" fo:min-width="0.8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justify" draw:auto-grow-width="true" fo:min-height="0.423cm" fo:min-width="0.88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justify" draw:auto-grow-width="true" fo:min-height="0.423cm" fo:min-width="2.36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.049cm" svg:stroke-color="#9d0f89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.049cm" svg:stroke-color="#ff660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Shape8_0" draw:style-name="gr103" draw:text-style-name="P121" svg:width="2.703cm" svg:height="0.715cm" draw:transform="rotate (0.0872664625997165) translate (1.32644444444444cm 1.21884722222222cm)">
        <draw:text-box>
          <text:p text:style-name="P117"><text:span text:style-name="T188">Série 2</text:span></text:p>
        </draw:text-box>
      </draw:frame>
      <draw:path text:anchor-type="page" text:anchor-page-number="1" draw:z-index="1" draw:name="Shape7_1" draw:style-name="gr104" draw:text-style-name="P123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105" draw:text-style-name="P117" svg:x1="20.576cm" svg:y1="1.36cm" svg:x2="21.996cm" svg:y2="1.36cm">
        <text:p/>
      </draw:line>
      <text:list xml:id="list3125408205" text:style-name="_5f_Numérotation_20_des_20_exercices">
        <text:list-item>
          <text:h text:style-name="P113" text:outline-level="1"><text:span text:style-name="_5f_Caractères">Repasse en vert la partie de la droite correspondant aux notations.</text:span></text:h>
        </text:list-item>
      </text:list>
      <text:h text:style-name="_5f_Paragraphe" text:outline-level="1"><text:span text:style-name="_5f_Caractères_5f_gras"/></text:h>
      <text:list xml:id="list153540356453333" text:continue-numbering="true" text:style-name="_5f_Numérotation_20_des_20_exercices">
        <text:list-item>
          <text:h text:style-name="P112" text:outline-level="1"><text:span text:style-name="_5f_Caractères">Utilise les symboles [, ], ( et ) pour décrire la partie de la droite qui a été repassée en couleur.</text:span></text:h>
        </text:list-item>
      </text:list>
      <text:h text:style-name="_5f_Paragraphe" text:outline-level="1"><draw:g text:anchor-type="paragraph" draw:z-index="4" draw:name="Forme1" draw:style-name="gr51"><draw:g draw:name="Shape9_0" draw:style-name="gr45"><draw:line draw:style-name="gr20" draw:text-style-name="P139" svg:x1="5.301cm" svg:y1="0.785cm" svg:x2="5.301cm" svg:y2="0.959cm"><text:p/></draw:line><draw:frame draw:style-name="gr64" draw:text-style-name="P135" svg:width="0.754cm" svg:height="0.675cm" svg:x="0.834cm" svg:y="0.369cm"><draw:text-box><text:p text:style-name="P128"><text:span text:style-name="T189">A</text:span></text:p></draw:text-box></draw:frame><draw:frame draw:style-name="gr65" draw:text-style-name="P135" svg:width="0.756cm" svg:height="0.675cm" svg:x="4.926cm" svg:y="0.369cm"><draw:text-box><text:p text:style-name="P128"><text:span text:style-name="T189">B</text:span></text:p></draw:text-box></draw:frame><draw:line draw:style-name="gr19" draw:text-style-name="P139" svg:x1="-0.234cm" svg:y1="0.875cm" svg:x2="6.195cm" svg:y2="0.875cm"><text:p/></draw:line><draw:line draw:style-name="gr20" draw:text-style-name="P139" svg:x1="1.203cm" svg:y1="0.785cm" svg:x2="1.203cm" svg:y2="0.959cm"><text:p/></draw:line><draw:frame draw:style-name="gr66" draw:text-style-name="P130" svg:width="0.696cm" svg:height="0.74cm" svg:x="-0.664cm" svg:y="0.51cm"><draw:text-box><text:p text:style-name="P128"><text:span text:style-name="T190">x</text:span></text:p></draw:text-box></draw:frame><draw:frame draw:style-name="gr67" draw:text-style-name="P130" svg:width="0.694cm" svg:height="0.74cm" svg:x="6.113cm" svg:y="0.392cm"><draw:text-box><text:p text:style-name="P128"><text:span text:style-name="T190">y</text:span></text:p></draw:text-box></draw:frame><draw:frame draw:style-name="gr68" draw:text-style-name="P140" svg:width="1.066cm" svg:height="0.673cm" svg:x="6.572cm" svg:y="0.575cm"><draw:text-box><text:p text:style-name="P128"><text:span text:style-name="T194">.....</text:span></text:p></draw:text-box></draw:frame><draw:line draw:style-name="gr69" draw:text-style-name="P139" svg:x1="1.217cm" svg:y1="0.875cm" svg:x2="6.194cm" svg:y2="0.875cm"><text:p/></draw:line><draw:line draw:style-name="gr20" draw:text-style-name="P141" svg:x1="5.288cm" svg:y1="1.644cm" svg:x2="5.288cm" svg:y2="1.818cm"><text:p/></draw:line><draw:frame draw:style-name="gr70" draw:text-style-name="P135" svg:width="0.735cm" svg:height="0.675cm" svg:x="0.862cm" svg:y="1.219cm"><draw:text-box><text:p text:style-name="P128"><text:span text:style-name="T189">E</text:span></text:p></draw:text-box></draw:frame><draw:frame draw:style-name="gr71" draw:text-style-name="P135" svg:width="0.713cm" svg:height="0.675cm" svg:x="4.937cm" svg:y="1.219cm"><draw:text-box><text:p text:style-name="P128"><text:span text:style-name="T189">F</text:span></text:p></draw:text-box></draw:frame><draw:line draw:style-name="gr19" draw:text-style-name="P141" svg:x1="-0.234cm" svg:y1="1.743cm" svg:x2="6.195cm" svg:y2="1.743cm"><text:p/></draw:line><draw:line draw:style-name="gr20" draw:text-style-name="P141" svg:x1="1.217cm" svg:y1="1.644cm" svg:x2="1.217cm" svg:y2="1.818cm"><text:p/></draw:line><draw:frame draw:style-name="gr72" draw:text-style-name="P130" svg:width="0.717cm" svg:height="0.74cm" svg:x="-0.778cm" svg:y="1.369cm"><draw:text-box><text:p text:style-name="P128"><text:span text:style-name="T190">u</text:span></text:p></draw:text-box></draw:frame><draw:frame draw:style-name="gr66" draw:text-style-name="P130" svg:width="0.696cm" svg:height="0.74cm" svg:x="5.999cm" svg:y="1.374cm"><draw:text-box><text:p text:style-name="P128"><text:span text:style-name="T190">v</text:span></text:p></draw:text-box></draw:frame><draw:frame draw:style-name="gr73" draw:text-style-name="P140" svg:width="1.066cm" svg:height="0.675cm" svg:x="6.572cm" svg:y="1.441cm"><draw:text-box><text:p text:style-name="P128"><text:span text:style-name="T194">.....</text:span></text:p></draw:text-box></draw:frame><draw:line draw:style-name="gr20" draw:text-style-name="P141" svg:x1="5.311cm" svg:y1="2.511cm" svg:x2="5.311cm" svg:y2="2.685cm"><text:p/></draw:line><draw:frame draw:style-name="gr64" draw:text-style-name="P135" svg:width="0.754cm" svg:height="0.675cm" svg:x="0.876cm" svg:y="2.075cm"><draw:text-box><text:p text:style-name="P128"><text:span text:style-name="T189">C</text:span></text:p></draw:text-box></draw:frame><draw:frame draw:style-name="gr74" draw:text-style-name="P135" svg:width="0.777cm" svg:height="0.675cm" svg:x="4.933cm" svg:y="2.078cm"><draw:text-box><text:p text:style-name="P128"><text:span text:style-name="T189">D</text:span></text:p></draw:text-box></draw:frame><draw:line draw:style-name="gr75" draw:text-style-name="P141" svg:x1="-0.234cm" svg:y1="2.604cm" svg:x2="6.192cm" svg:y2="2.606cm"><text:p/></draw:line><draw:line draw:style-name="gr20" draw:text-style-name="P141" svg:x1="1.241cm" svg:y1="2.511cm" svg:x2="1.241cm" svg:y2="2.685cm"><text:p/></draw:line><draw:frame draw:style-name="gr76" draw:text-style-name="P142" svg:width="0.787cm" svg:height="0.74cm" svg:x="-0.784cm" svg:y="2.233cm"><draw:text-box><text:p text:style-name="P128"><text:span text:style-name="T191">w</text:span></text:p></draw:text-box></draw:frame><draw:frame draw:style-name="gr77" draw:text-style-name="P130" svg:width="0.63cm" svg:height="0.74cm" svg:x="6.083cm" svg:y="2.237cm"><draw:text-box><text:p text:style-name="P128"><text:span text:style-name="T190">t</text:span></text:p></draw:text-box></draw:frame><draw:frame draw:style-name="gr73" draw:text-style-name="P140" svg:width="1.066cm" svg:height="0.675cm" svg:x="6.595cm" svg:y="2.3cm"><draw:text-box><text:p text:style-name="P128"><text:span text:style-name="T194">.....</text:span></text:p></draw:text-box></draw:frame><draw:line draw:style-name="gr78" draw:text-style-name="P143" svg:x1="1.208cm" svg:y1="1.748cm" svg:x2="5.28cm" svg:y2="1.748cm"><text:p/></draw:line><draw:line draw:style-name="gr79" draw:text-style-name="P139" svg:x1="-0.234cm" svg:y1="2.6cm" svg:x2="6.192cm" svg:y2="2.6cm"><text:p/></draw:line><draw:line draw:style-name="gr20" draw:text-style-name="P141" svg:x1="5.281cm" svg:y1="5.102cm" svg:x2="5.281cm" svg:y2="5.274cm"><text:p/></draw:line><draw:frame draw:style-name="gr65" draw:text-style-name="P135" svg:width="0.756cm" svg:height="0.675cm" svg:x="0.841cm" svg:y="4.655cm"><draw:text-box><text:p text:style-name="P128"><text:span text:style-name="T189">C</text:span></text:p></draw:text-box></draw:frame><draw:frame draw:style-name="gr71" draw:text-style-name="P135" svg:width="0.713cm" svg:height="0.675cm" svg:x="4.93cm" svg:y="4.655cm"><draw:text-box><text:p text:style-name="P128"><text:span text:style-name="T189">F</text:span></text:p></draw:text-box></draw:frame><draw:line draw:style-name="gr19" draw:text-style-name="P141" svg:x1="-0.234cm" svg:y1="5.184cm" svg:x2="6.192cm" svg:y2="5.184cm"><text:p/></draw:line><draw:line draw:style-name="gr20" draw:text-style-name="P141" svg:x1="1.216cm" svg:y1="5.102cm" svg:x2="1.216cm" svg:y2="5.274cm"><text:p/></draw:line><draw:frame draw:style-name="gr68" draw:text-style-name="P140" svg:width="1.066cm" svg:height="0.673cm" svg:x="6.568cm" svg:y="4.89cm"><draw:text-box><text:p text:style-name="P128"><text:span text:style-name="T194">.....</text:span></text:p></draw:text-box></draw:frame><draw:frame draw:style-name="gr74" draw:text-style-name="P135" svg:width="0.777cm" svg:height="0.675cm" svg:x="2.19cm" svg:y="4.655cm"><draw:text-box><text:p text:style-name="P128"><text:span text:style-name="T189">D</text:span></text:p></draw:text-box></draw:frame><draw:line draw:style-name="gr20" draw:text-style-name="P141" svg:x1="2.569cm" svg:y1="5.102cm" svg:x2="2.569cm" svg:y2="5.274cm"><text:p/></draw:line><draw:frame draw:style-name="gr64" draw:text-style-name="P135" svg:width="0.754cm" svg:height="0.675cm" svg:x="3.695cm" svg:y="4.655cm"><draw:text-box><text:p text:style-name="P128"><text:span text:style-name="T189">A</text:span></text:p></draw:text-box></draw:frame><draw:line draw:style-name="gr20" draw:text-style-name="P141" svg:x1="4.064cm" svg:y1="5.102cm" svg:x2="4.064cm" svg:y2="5.274cm"><text:p/></draw:line><draw:line draw:style-name="gr20" draw:text-style-name="P141" svg:x1="5.401cm" svg:y1="3.37cm" svg:x2="5.401cm" svg:y2="3.541cm"><text:p/></draw:line><draw:frame draw:style-name="gr80" draw:text-style-name="P135" svg:width="0.775cm" svg:height="0.675cm" svg:x="0.471cm" svg:y="2.957cm"><draw:text-box><text:p text:style-name="P128"><text:span text:style-name="T189">H</text:span></text:p></draw:text-box></draw:frame><draw:frame draw:style-name="gr81" draw:text-style-name="P135" svg:width="0.703cm" svg:height="0.675cm" svg:x="5.057cm" svg:y="2.928cm"><draw:text-box><text:p text:style-name="P128"><text:span text:style-name="T189">L</text:span></text:p></draw:text-box></draw:frame><draw:line draw:style-name="gr19" draw:text-style-name="P141" svg:x1="-0.234cm" svg:y1="3.474cm" svg:x2="6.192cm" svg:y2="3.474cm"><text:p/></draw:line><draw:line draw:style-name="gr20" draw:text-style-name="P141" svg:x1="0.852cm" svg:y1="3.37cm" svg:x2="0.852cm" svg:y2="3.541cm"><text:p/></draw:line><draw:frame draw:style-name="gr66" draw:text-style-name="P130" svg:width="0.696cm" svg:height="0.74cm" svg:x="-0.803cm" svg:y="3.098cm"><draw:text-box><text:p text:style-name="P128"><text:span text:style-name="T190">v</text:span></text:p></draw:text-box></draw:frame><draw:frame draw:style-name="gr72" draw:text-style-name="P130" svg:width="0.717cm" svg:height="0.74cm" svg:x="6.041cm" svg:y="3.094cm"><draw:text-box><text:p text:style-name="P128"><text:span text:style-name="T190">u</text:span></text:p></draw:text-box></draw:frame><draw:frame draw:style-name="gr73" draw:text-style-name="P140" svg:width="1.066cm" svg:height="0.675cm" svg:x="6.568cm" svg:y="3.158cm"><draw:text-box><text:p text:style-name="P128"><text:span text:style-name="T194">.....</text:span></text:p></draw:text-box></draw:frame><draw:line draw:style-name="gr20" draw:text-style-name="P141" svg:x1="3.249cm" svg:y1="3.37cm" svg:x2="3.249cm" svg:y2="3.541cm"><text:p/></draw:line><draw:frame draw:style-name="gr82" draw:text-style-name="P135" svg:width="0.736cm" svg:height="0.675cm" svg:x="2.891cm" svg:y="2.928cm"><draw:text-box><text:p text:style-name="P128"><text:span text:style-name="T189">K</text:span></text:p></draw:text-box></draw:frame><draw:frame draw:style-name="gr74" draw:text-style-name="P135" svg:width="0.777cm" svg:height="0.675cm" svg:x="1.778cm" svg:y="2.928cm"><draw:text-box><text:p text:style-name="P128"><text:span text:style-name="T189">D</text:span></text:p></draw:text-box></draw:frame><draw:line draw:style-name="gr20" draw:text-style-name="P141" svg:x1="2.159cm" svg:y1="3.37cm" svg:x2="2.159cm" svg:y2="3.541cm"><text:p/></draw:line><draw:frame draw:style-name="gr70" draw:text-style-name="P135" svg:width="0.735cm" svg:height="0.675cm" svg:x="3.977cm" svg:y="2.928cm"><draw:text-box><text:p text:style-name="P128"><text:span text:style-name="T189">S</text:span></text:p></draw:text-box></draw:frame><draw:line draw:style-name="gr20" draw:text-style-name="P141" svg:x1="4.339cm" svg:y1="3.37cm" svg:x2="4.339cm" svg:y2="3.541cm"><text:p/></draw:line><draw:line draw:style-name="gr20" draw:text-style-name="P141" svg:x1="5.281cm" svg:y1="4.244cm" svg:x2="5.281cm" svg:y2="4.415cm"><text:p/></draw:line><draw:frame draw:style-name="gr83" draw:text-style-name="P135" svg:width="0.819cm" svg:height="0.675cm" svg:x="0.809cm" svg:y="3.81cm"><draw:text-box><text:p text:style-name="P128"><text:span text:style-name="T189">M</text:span></text:p></draw:text-box></draw:frame><draw:frame draw:style-name="gr84" draw:text-style-name="P135" svg:width="0.784cm" svg:height="0.675cm" svg:x="4.896cm" svg:y="3.796cm"><draw:text-box><text:p text:style-name="P128"><text:span text:style-name="T189">O</text:span></text:p></draw:text-box></draw:frame><draw:line draw:style-name="gr19" draw:text-style-name="P141" svg:x1="-0.234cm" svg:y1="4.319cm" svg:x2="6.192cm" svg:y2="4.319cm"><text:p/></draw:line><draw:line draw:style-name="gr20" draw:text-style-name="P141" svg:x1="1.216cm" svg:y1="4.244cm" svg:x2="1.216cm" svg:y2="4.415cm"><text:p/></draw:line><draw:frame draw:style-name="gr66" draw:text-style-name="P130" svg:width="0.696cm" svg:height="0.74cm" svg:x="-0.747cm" svg:y="4.008cm"><draw:text-box><text:p text:style-name="P128"><text:span text:style-name="T190">y</text:span></text:p></draw:text-box></draw:frame><draw:frame draw:style-name="gr85" draw:text-style-name="P130" svg:width="0.675cm" svg:height="0.74cm" svg:x="6.078cm" svg:y="3.86cm"><draw:text-box><text:p text:style-name="P128"><text:span text:style-name="T190">z</text:span></text:p></draw:text-box></draw:frame><draw:frame draw:style-name="gr73" draw:text-style-name="P140" svg:width="1.066cm" svg:height="0.675cm" svg:x="6.568cm" svg:y="4.031cm"><draw:text-box><text:p text:style-name="P128"><text:span text:style-name="T194">.....</text:span></text:p></draw:text-box></draw:frame><draw:line draw:style-name="gr20" draw:text-style-name="P141" svg:x1="3.361cm" svg:y1="4.235cm" svg:x2="3.361cm" svg:y2="4.406cm"><text:p/></draw:line><draw:frame draw:style-name="gr80" draw:text-style-name="P135" svg:width="0.775cm" svg:height="0.675cm" svg:x="2.979cm" svg:y="3.789cm"><draw:text-box><text:p text:style-name="P128"><text:span text:style-name="T189">N</text:span></text:p></draw:text-box></draw:frame><draw:line draw:style-name="gr86" draw:text-style-name="P141" svg:x1="0.852cm" svg:y1="3.466cm" svg:x2="4.339cm" svg:y2="3.466cm"><text:p/></draw:line><draw:line draw:style-name="gr86" draw:text-style-name="P141" svg:x1="-0.261cm" svg:y1="5.195cm" svg:x2="4.065cm" svg:y2="5.195cm"><text:p/></draw:line><draw:line draw:style-name="gr69" draw:text-style-name="P141" svg:x1="1.216cm" svg:y1="4.325cm" svg:x2="5.284cm" svg:y2="4.325cm"><text:p/></draw:line></draw:g><draw:frame draw:name="Forme26_0" draw:style-name="gr87" draw:text-style-name="P144" svg:width="2.632cm" svg:height="0.742cm" svg:x="6.685cm" svg:y="0.533cm"><draw:text-box><text:p text:style-name="P128"><text:span text:style-name="T195">[A</text:span><text:span text:style-name="T196">y</text:span><text:span text:style-name="T195">) ou [AB)</text:span></text:p></draw:text-box></draw:frame><draw:frame draw:name="Forme35_0" draw:style-name="gr88" draw:text-style-name="P145" svg:width="1.241cm" svg:height="0.675cm" svg:x="6.664cm" svg:y="1.392cm"><draw:text-box><text:p text:style-name="P128"><text:span text:style-name="T195">[EF]</text:span></text:p></draw:text-box></draw:frame><draw:frame draw:name="Forme43_0" draw:style-name="gr73" draw:text-style-name="P140" svg:width="1.066cm" svg:height="0.675cm" svg:x="6.898cm" svg:y="2.338cm"><draw:text-box><text:p text:style-name="P128"><text:span text:style-name="T194">.....</text:span></text:p></draw:text-box></draw:frame><draw:frame draw:name="Forme51_0" draw:style-name="gr73" draw:text-style-name="P140" svg:width="1.066cm" svg:height="0.675cm" svg:x="6.872cm" svg:y="4.855cm"><draw:text-box><text:p text:style-name="P128"><text:span text:style-name="T194">.....</text:span></text:p></draw:text-box></draw:frame><draw:frame draw:name="Forme63_0" draw:style-name="gr73" draw:text-style-name="P140" svg:width="1.066cm" svg:height="0.675cm" svg:x="6.875cm" svg:y="3.172cm"><draw:text-box><text:p text:style-name="P128"><text:span text:style-name="T194">.....</text:span></text:p></draw:text-box></draw:frame><draw:frame draw:name="Forme77_0" draw:style-name="gr73" draw:text-style-name="P140" svg:width="1.066cm" svg:height="0.675cm" svg:x="6.872cm" svg:y="4.02cm"><draw:text-box><text:p text:style-name="P128"><text:span text:style-name="T194">.....</text:span></text:p></draw:text-box></draw:frame><draw:frame draw:name="Forme83_0" draw:style-name="gr89" draw:text-style-name="P144" svg:width="2.677cm" svg:height="0.742cm" svg:x="6.482cm" svg:y="2.26cm"><draw:text-box><text:p text:style-name="P128"><text:span text:style-name="T195">(</text:span><text:span text:style-name="T196">wt</text:span><text:span text:style-name="T195">) ou (CD)</text:span></text:p></draw:text-box></draw:frame><draw:frame draw:name="Forme84_0" draw:style-name="gr90" draw:text-style-name="P145" svg:width="1.304cm" svg:height="0.675cm" svg:x="6.704cm" svg:y="3.188cm"><draw:text-box><text:p text:style-name="P128"><text:span text:style-name="T195">[HS]</text:span></text:p></draw:text-box></draw:frame><draw:frame draw:name="Forme85_0" draw:style-name="gr91" draw:text-style-name="P145" svg:width="1.389cm" svg:height="0.675cm" svg:x="6.672cm" svg:y="3.934cm"><draw:text-box><text:p text:style-name="P128"><text:span text:style-name="T195">[MO]</text:span></text:p></draw:text-box></draw:frame><draw:frame draw:name="Forme86_0" draw:style-name="gr92" draw:text-style-name="P145" svg:width="2.867cm" svg:height="0.675cm" svg:x="6.45cm" svg:y="4.782cm"><draw:text-box><text:p text:style-name="P128"><text:span text:style-name="T195">[AC) ou [AD) 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3540068588176" text:continue-numbering="true" text:style-name="_5f_Numérotation_20_des_20_exercices">
        <text:list-item>
          <text:h text:style-name="P112" text:outline-level="1"><text:span text:style-name="_5f_Caractères">Complète le texte suivant avec les symboles [, ], ( et ) ainsi que les lettres A, B, C et D uniquement :</text:span></text:h>
        </text:list-item>
      </text:list>
      <text:h text:style-name="_5f_Paragraphe" text:outline-level="1"><draw:g text:anchor-type="paragraph" draw:z-index="3" draw:name="Shape10" draw:style-name="gr51"><draw:frame draw:style-name="gr93" draw:text-style-name="P146" svg:width="0.727cm" svg:height="0.671cm" svg:x="1.328cm" svg:y="2.175cm"><draw:text-box><text:p text:style-name="P128"><text:span text:style-name="T197">E</text:span></text:p></draw:text-box></draw:frame><draw:frame draw:style-name="gr94" draw:text-style-name="P146" svg:width="0.752cm" svg:height="0.671cm" svg:x="3.371cm" svg:y="1.175cm"><draw:text-box><text:p text:style-name="P128"><text:span text:style-name="T197">C</text:span></text:p></draw:text-box></draw:frame><draw:frame draw:style-name="gr95" draw:text-style-name="P146" svg:width="0.747cm" svg:height="0.673cm" svg:x="5.471cm" svg:y="0.136cm"><draw:text-box><text:p text:style-name="P128"><text:span text:style-name="T197">B</text:span></text:p></draw:text-box></draw:frame><draw:frame draw:style-name="gr95" draw:text-style-name="P146" svg:width="0.747cm" svg:height="0.673cm" svg:x="5.671cm" svg:y="1.874cm"><draw:text-box><text:p text:style-name="P128"><text:span text:style-name="T197">A</text:span></text:p></draw:text-box></draw:frame><draw:frame draw:style-name="gr96" draw:text-style-name="P146" svg:width="0.708cm" svg:height="0.673cm" svg:x="5.329cm" svg:y="2.736cm"><draw:text-box><text:p text:style-name="P128"><text:span text:style-name="T197">F</text:span></text:p></draw:text-box></draw:frame><draw:frame draw:style-name="gr97" draw:text-style-name="P146" svg:width="0.777cm" svg:height="0.673cm" svg:x="4.872cm" svg:y="1.874cm"><draw:text-box><text:p text:style-name="P128"><text:span text:style-name="T197">D</text:span></text:p></draw:text-box></draw:frame><draw:g draw:style-name="gr45"><draw:line draw:style-name="gr98" draw:text-style-name="P147" svg:x1="1.369cm" svg:y1="2.936cm" svg:x2="3.769cm" svg:y2="1.736cm"><text:p/></draw:line><draw:line draw:style-name="gr99" draw:text-style-name="P147" svg:x1="3.771cm" svg:y1="1.738cm" svg:x2="6.771cm" svg:y2="0.238cm"><text:p/></draw:line><draw:line draw:style-name="gr100" draw:text-style-name="P147" svg:x1="1.369cm" svg:y1="2.736cm" svg:x2="6.807cm" svg:y2="2.364cm"><text:p/></draw:line><draw:line draw:style-name="gr98" draw:text-style-name="P147" svg:x1="1.771cm" svg:y1="0.736cm" svg:x2="3.771cm" svg:y2="1.736cm"><text:p/></draw:line><draw:line draw:style-name="gr101" draw:text-style-name="P147" svg:x1="3.771cm" svg:y1="1.736cm" svg:x2="5.252cm" svg:y2="2.48cm"><text:p/></draw:line><draw:line draw:style-name="gr98" draw:text-style-name="P147" svg:x1="5.269cm" svg:y1="2.494cm" svg:x2="6.75cm" svg:y2="3.238cm"><text:p/></draw:line><draw:line draw:style-name="gr98" draw:text-style-name="P147" svg:x1="5.272cm" svg:y1="2.494cm" svg:x2="6.753cm" svg:y2="3.238cm"><text:p/></draw:line><draw:line draw:style-name="gr98" draw:text-style-name="P147" svg:x1="5.871cm" svg:y1="2.436cm" svg:x2="5.971cm" svg:y2="3.336cm"><text:p/></draw:line><draw:line draw:style-name="gr102" draw:text-style-name="P147" svg:x1="5.59cm" svg:y1="-0.102cm" svg:x2="5.871cm" svg:y2="2.436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3540627459033" text:continue-numbering="true" text:style-name="_5f_Numérotation_20_des_20_exercices">
        <text:list-item>
          <text:list>
            <text:list-item>
              <text:p text:style-name="P110"><text:span text:style-name="_5f_Caractères">En orange, on a représenté <text:s/></text:span><text:span text:style-name="_5f_Caractères_5f_correction">[AB</text:span><text:span text:style-name="_5f_Caractères_5f_correction"><text:span text:style-name="T186">)</text:span></text:span><text:span text:style-name="_5f_Caractères_5f_correction">.</text:span></text:p>
            </text:list-item>
            <text:list-item>
              <text:p text:style-name="P110"><text:span text:style-name="_5f_Caractères">En vert, on a représenté </text:span><text:span text:style-name="_5f_Caractères_5f_correction">(E</text:span><text:span text:style-name="_5f_Caractères_5f_correction"><text:span text:style-name="T185">D</text:span></text:span><text:span text:style-name="_5f_Caractères_5f_correction">) </text:span><text:span text:style-name="_5f_Caractères_5f_correction"><text:span text:style-name="T184">ou (EA) ou (DA).</text:span></text:span></text:p>
            </text:list-item>
            <text:list-item>
              <text:p text:style-name="P110"><text:span text:style-name="_5f_Caractères">En bleu, on a représenté </text:span><text:span text:style-name="_5f_Caractères_5f_correction">[CB)</text:span></text:p>
            </text:list-item>
            <text:list-item>
              <text:p text:style-name="P110"><text:span text:style-name="_5f_Caractères">En violet, on a représenté <text:s/></text:span><text:span text:style-name="_5f_Caractères_5f_correction">[CD]</text:span></text:p>
            </text:list-item>
          </text:list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53540876178099" text:continue-numbering="true" text:style-name="_5f_Numérotation_20_des_20_exercices">
        <text:list-item>
          <text:h text:style-name="P112" text:outline-level="1"><text:span text:style-name="_5f_Caractères">Traduis en écriture mathématique, puis illustre en complétant la figure.</text:span></text:h>
          <text:list>
            <text:list-item>
              <text:p text:style-name="P110"><text:span text:style-name="_5f_Caractères">Le segment qui a pour extrémités A et B : </text:span><text:span text:style-name="_5f_Caractères_5f_correction">[AB]</text:span></text:p>
            </text:list-item>
          </text:list>
        </text:list-item>
      </text:list>
      <text:h text:style-name="_5f_Paragraphe" text:outline-level="1"><draw:g text:anchor-type="paragraph" draw:z-index="5" draw:name="Forme2" draw:style-name="gr51"><draw:g draw:name="Shape11" draw:style-name="gr45"><draw:g draw:style-name="gr45"><draw:g draw:style-name="gr45"><draw:line draw:style-name="gr19" draw:text-style-name="P136" svg:x1="2.644cm" svg:y1="0.764cm" svg:x2="2.833cm" svg:y2="0.963cm"><text:p/></draw:line><draw:line draw:style-name="gr19" draw:text-style-name="P136" svg:x1="2.824cm" svg:y1="0.764cm" svg:x2="2.633cm" svg:y2="0.963cm"><text:p/></draw:line></draw:g><draw:frame draw:style-name="gr60" draw:text-style-name="P137" svg:width="0.773cm" svg:height="0.708cm" svg:x="2.381cm" svg:y="0.055cm"><draw:text-box><text:p text:style-name="P128"><text:span text:style-name="T193">A</text:span></text:p></draw:text-box></draw:frame></draw:g><draw:g draw:style-name="gr45"><draw:g draw:style-name="gr45"><draw:line draw:style-name="gr19" draw:text-style-name="P136" svg:x1="5.744cm" svg:y1="0.769cm" svg:x2="5.933cm" svg:y2="0.968cm"><text:p/></draw:line><draw:line draw:style-name="gr19" draw:text-style-name="P136" svg:x1="5.922cm" svg:y1="0.769cm" svg:x2="5.731cm" svg:y2="0.968cm"><text:p/></draw:line></draw:g><draw:frame draw:style-name="gr61" draw:text-style-name="P137" svg:width="0.775cm" svg:height="0.708cm" svg:x="5.48cm" svg:y="0.064cm"><draw:text-box><text:p text:style-name="P128"><text:span text:style-name="T193">B</text:span></text:p></draw:text-box></draw:frame></draw:g></draw:g><draw:line draw:style-name="gr62" draw:text-style-name="P138" svg:x1="2.717cm" svg:y1="0.86cm" svg:x2="5.841cm" svg:y2="0.873cm"><text:p/></draw:line></draw:g></text:h>
      <text:h text:style-name="_5f_Paragraphe" text:outline-level="1"/>
      <text:list xml:id="list153540925282286" text:continue-numbering="true" text:style-name="_5f_Numérotation_20_des_20_exercices">
        <text:list-item>
          <text:list>
            <text:list-item>
              <text:p text:style-name="P110"><text:span text:style-name="_5f_Caractères">La droite passant par A et B : </text:span><text:span text:style-name="_5f_Caractères_5f_correction">(AB)</text:span></text:p>
            </text:list-item>
          </text:list>
        </text:list-item>
      </text:list>
      <text:h text:style-name="_5f_Paragraphe" text:outline-level="1"><draw:g text:anchor-type="paragraph" draw:z-index="6" draw:name="Forme3" draw:style-name="gr51"><draw:g draw:name="Shape11_0" draw:style-name="gr45"><draw:g draw:style-name="gr45"><draw:g draw:style-name="gr45"><draw:line draw:style-name="gr19" draw:text-style-name="P136" svg:x1="2.73cm" svg:y1="0.644cm" svg:x2="2.919cm" svg:y2="0.844cm"><text:p/></draw:line><draw:line draw:style-name="gr19" draw:text-style-name="P136" svg:x1="2.911cm" svg:y1="0.644cm" svg:x2="2.72cm" svg:y2="0.844cm"><text:p/></draw:line></draw:g><draw:frame draw:style-name="gr63" draw:text-style-name="P137" svg:width="0.777cm" svg:height="0.713cm" svg:x="2.466cm" svg:y="-0.069cm"><draw:text-box><text:p text:style-name="P128"><text:span text:style-name="T193">A</text:span></text:p></draw:text-box></draw:frame></draw:g><draw:g draw:style-name="gr45"><draw:g draw:style-name="gr45"><draw:line draw:style-name="gr19" draw:text-style-name="P136" svg:x1="5.842cm" svg:y1="0.648cm" svg:x2="6.031cm" svg:y2="0.848cm"><text:p/></draw:line><draw:line draw:style-name="gr19" draw:text-style-name="P136" svg:x1="6.019cm" svg:y1="0.648cm" svg:x2="5.828cm" svg:y2="0.848cm"><text:p/></draw:line></draw:g><draw:frame draw:style-name="gr63" draw:text-style-name="P137" svg:width="0.777cm" svg:height="0.713cm" svg:x="5.574cm" svg:y="-0.06cm"><draw:text-box><text:p text:style-name="P128"><text:span text:style-name="T193">B</text:span></text:p></draw:text-box></draw:frame></draw:g></draw:g><draw:line draw:style-name="gr62" draw:text-style-name="P138" svg:x1="0.936cm" svg:y1="0.741cm" svg:x2="7.223cm" svg:y2="0.752cm"><text:p/></draw:line></draw:g></text:h>
      <text:h text:style-name="_5f_Paragraphe" text:outline-level="1"/>
      <text:list xml:id="list153540013550737" text:continue-numbering="true" text:style-name="_5f_Numérotation_20_des_20_exercices">
        <text:list-item>
          <text:list>
            <text:list-item>
              <text:p text:style-name="P110"><text:span text:style-name="_5f_Caractères">La demi-droite d’origine A passant par B : </text:span><text:span text:style-name="_5f_Caractères_5f_correction">[AB)</text:span></text:p>
            </text:list-item>
          </text:list>
        </text:list-item>
      </text:list>
      <text:h text:style-name="_5f_Paragraphe" text:outline-level="1"><draw:g text:anchor-type="paragraph" draw:z-index="7" draw:name="Forme4" draw:style-name="gr51"><draw:g draw:name="Shape11" draw:style-name="gr45"><draw:g draw:style-name="gr45"><draw:g draw:style-name="gr45"><draw:line draw:style-name="gr19" draw:text-style-name="P136" svg:x1="2.822cm" svg:y1="0.764cm" svg:x2="3.011cm" svg:y2="0.963cm"><text:p/></draw:line><draw:line draw:style-name="gr19" draw:text-style-name="P136" svg:x1="2.999cm" svg:y1="0.764cm" svg:x2="2.808cm" svg:y2="0.963cm"><text:p/></draw:line></draw:g><draw:frame draw:style-name="gr60" draw:text-style-name="P137" svg:width="0.773cm" svg:height="0.708cm" svg:x="2.559cm" svg:y="0.055cm"><draw:text-box><text:p text:style-name="P128"><text:span text:style-name="T193">A</text:span></text:p></draw:text-box></draw:frame></draw:g><draw:g draw:style-name="gr45"><draw:g draw:style-name="gr45"><draw:line draw:style-name="gr19" draw:text-style-name="P136" svg:x1="5.922cm" svg:y1="0.769cm" svg:x2="6.111cm" svg:y2="0.968cm"><text:p/></draw:line><draw:line draw:style-name="gr19" draw:text-style-name="P136" svg:x1="6.1cm" svg:y1="0.769cm" svg:x2="5.909cm" svg:y2="0.968cm"><text:p/></draw:line></draw:g><draw:frame draw:style-name="gr61" draw:text-style-name="P137" svg:width="0.775cm" svg:height="0.708cm" svg:x="5.658cm" svg:y="0.064cm"><draw:text-box><text:p text:style-name="P128"><text:span text:style-name="T193">B</text:span></text:p></draw:text-box></draw:frame></draw:g></draw:g><draw:line draw:style-name="gr62" draw:text-style-name="P138" svg:x1="2.884cm" svg:y1="0.868cm" svg:x2="9.155cm" svg:y2="0.879cm"><text:p/></draw:line></draw:g></text:h>
      <text:h text:style-name="_5f_Paragraphe" text:outline-level="1"><draw:g text:anchor-type="paragraph" draw:z-index="11" draw:name="Shape12" draw:style-name="gr18"><draw:line draw:style-name="gr19" draw:text-style-name="P127" svg:x1="-9.585cm" svg:y1="0.949cm" svg:x2="-2.136cm" svg:y2="0.949cm"><text:p/></draw:line><draw:line draw:style-name="gr20" draw:text-style-name="P127" svg:x1="-3.111cm" svg:y1="0.845cm" svg:x2="-3.111cm" svg:y2="1.044cm"><text:p/></draw:line><draw:frame draw:style-name="gr21" draw:text-style-name="P129" svg:width="0.75cm" svg:height="0.727cm" svg:x="-8.691cm" svg:y="0.318cm"><draw:text-box><text:p text:style-name="P128"><text:span text:style-name="T189">A</text:span></text:p></draw:text-box></draw:frame><draw:frame draw:style-name="gr22" draw:text-style-name="P129" svg:width="0.742cm" svg:height="0.727cm" svg:x="-3.475cm" svg:y="0.318cm"><draw:text-box><text:p text:style-name="P128"><text:span text:style-name="T189">E</text:span></text:p></draw:text-box></draw:frame><draw:line draw:style-name="gr23" draw:text-style-name="P127" svg:x1="-8.317cm" svg:y1="0.942cm" svg:x2="-2.144cm" svg:y2="0.946cm"><text:p/></draw:line><draw:line draw:style-name="gr20" draw:text-style-name="P127" svg:x1="-8.319cm" svg:y1="0.852cm" svg:x2="-8.319cm" svg:y2="1.051cm"><text:p/></draw:line><draw:frame draw:style-name="gr24" draw:text-style-name="P129" svg:width="1.385cm" svg:height="0.727cm" svg:x="-1.865cm" svg:y="0.607cm"><draw:text-box><text:p text:style-name="P128"><text:span text:style-name="T189">[AC)</text:span></text:p></draw:text-box></draw:frame><draw:line draw:style-name="gr20" draw:text-style-name="P127" svg:x1="-5.574cm" svg:y1="0.852cm" svg:x2="-5.574cm" svg:y2="1.051cm"><text:p/></draw:line><draw:frame draw:style-name="gr25" draw:text-style-name="P129" svg:width="0.761cm" svg:height="0.727cm" svg:x="-5.945cm" svg:y="0.318cm"><draw:text-box><text:p text:style-name="P128"><text:span text:style-name="T189">C</text:span></text:p></draw:text-box></draw:frame><draw:frame draw:style-name="gr26" draw:text-style-name="P129" svg:width="0.782cm" svg:height="0.727cm" svg:x="-7.206cm" svg:y="0.318cm"><draw:text-box><text:p text:style-name="P128"><text:span text:style-name="T189">D</text:span></text:p></draw:text-box></draw:frame><draw:line draw:style-name="gr20" draw:text-style-name="P127" svg:x1="-6.821cm" svg:y1="0.852cm" svg:x2="-6.821cm" svg:y2="1.051cm"><text:p/></draw:line><draw:frame draw:style-name="gr27" draw:text-style-name="P129" svg:width="0.763cm" svg:height="0.727cm" svg:x="-4.706cm" svg:y="0.318cm"><draw:text-box><text:p text:style-name="P128"><text:span text:style-name="T189">B</text:span></text:p></draw:text-box></draw:frame><draw:line draw:style-name="gr20" draw:text-style-name="P127" svg:x1="-4.329cm" svg:y1="0.852cm" svg:x2="-4.329cm" svg:y2="1.051cm"><text:p/></draw:line><draw:line draw:style-name="gr20" draw:text-style-name="P127" svg:x1="-3.25cm" svg:y1="1.846cm" svg:x2="-3.25cm" svg:y2="2.047cm"><text:p/></draw:line><draw:frame draw:style-name="gr27" draw:text-style-name="P129" svg:width="0.763cm" svg:height="0.727cm" svg:x="-8.287cm" svg:y="1.336cm"><draw:text-box><text:p text:style-name="P128"><text:span text:style-name="T189">R</text:span></text:p></draw:text-box></draw:frame><draw:frame draw:style-name="gr22" draw:text-style-name="P129" svg:width="0.742cm" svg:height="0.727cm" svg:x="-3.616cm" svg:y="1.336cm"><draw:text-box><text:p text:style-name="P128"><text:span text:style-name="T189">E</text:span></text:p></draw:text-box></draw:frame><draw:line draw:style-name="gr19" draw:text-style-name="P127" svg:x1="-9.593cm" svg:y1="1.943cm" svg:x2="-2.144cm" svg:y2="1.943cm"><text:p/></draw:line><draw:line draw:style-name="gr20" draw:text-style-name="P127" svg:x1="-7.908cm" svg:y1="1.846cm" svg:x2="-7.908cm" svg:y2="2.047cm"><text:p/></draw:line><draw:frame draw:style-name="gr28" draw:text-style-name="P130" svg:width="0.666cm" svg:height="0.757cm" svg:x="-9.845cm" svg:y="1.364cm"><draw:text-box><text:p text:style-name="P128"><text:span text:style-name="T190">t</text:span></text:p></draw:text-box></draw:frame><draw:frame draw:style-name="gr29" draw:text-style-name="P130" svg:width="0.719cm" svg:height="0.757cm" svg:x="-2.607cm" svg:y="1.322cm"><draw:text-box><text:p text:style-name="P128"><text:span text:style-name="T190">z</text:span></text:p></draw:text-box></draw:frame><draw:frame draw:style-name="gr24" draw:text-style-name="P129" svg:width="1.385cm" svg:height="0.727cm" svg:x="-1.865cm" svg:y="1.606cm"><draw:text-box><text:p text:style-name="P128"><text:span text:style-name="T189">[AR]</text:span></text:p></draw:text-box></draw:frame><draw:frame draw:style-name="gr26" draw:text-style-name="P129" svg:width="0.782cm" svg:height="0.727cm" svg:x="-6.735cm" svg:y="1.336cm"><draw:text-box><text:p text:style-name="P128"><text:span text:style-name="T189">D</text:span></text:p></draw:text-box></draw:frame><draw:line draw:style-name="gr20" draw:text-style-name="P127" svg:x1="-6.354cm" svg:y1="1.846cm" svg:x2="-6.354cm" svg:y2="2.047cm"><text:p/></draw:line><draw:frame draw:style-name="gr21" draw:text-style-name="P129" svg:width="0.75cm" svg:height="0.727cm" svg:x="-5.02cm" svg:y="1.336cm"><draw:text-box><text:p text:style-name="P128"><text:span text:style-name="T189">A</text:span></text:p></draw:text-box></draw:frame><draw:line draw:style-name="gr20" draw:text-style-name="P127" svg:x1="-4.647cm" svg:y1="1.846cm" svg:x2="-4.647cm" svg:y2="2.047cm"><text:p/></draw:line><draw:line draw:style-name="gr20" draw:text-style-name="P127" svg:x1="-3.111cm" svg:y1="2.847cm" svg:x2="-3.111cm" svg:y2="3.045cm"><text:p/></draw:line><draw:frame draw:style-name="gr30" draw:text-style-name="P129" svg:width="0.75cm" svg:height="0.729cm" svg:x="-8.691cm" svg:y="2.302cm"><draw:text-box><text:p text:style-name="P128"><text:span text:style-name="T189">A</text:span></text:p></draw:text-box></draw:frame><draw:frame draw:style-name="gr31" draw:text-style-name="P129" svg:width="0.742cm" svg:height="0.729cm" svg:x="-3.475cm" svg:y="2.302cm"><draw:text-box><text:p text:style-name="P128"><text:span text:style-name="T189">E</text:span></text:p></draw:text-box></draw:frame><draw:line draw:style-name="gr19" draw:text-style-name="P127" svg:x1="-9.593cm" svg:y1="2.944cm" svg:x2="-2.144cm" svg:y2="2.944cm"><text:p/></draw:line><draw:line draw:style-name="gr20" draw:text-style-name="P127" svg:x1="-8.319cm" svg:y1="2.847cm" svg:x2="-8.319cm" svg:y2="3.045cm"><text:p/></draw:line><draw:frame draw:style-name="gr32" draw:text-style-name="P130" svg:width="0.849cm" svg:height="0.757cm" svg:x="-9.85cm" svg:y="2.366cm"><draw:text-box><text:p text:style-name="P128"><text:span text:style-name="T190">w</text:span></text:p></draw:text-box></draw:frame><draw:frame draw:style-name="gr33" draw:text-style-name="P130" svg:width="0.72cm" svg:height="0.757cm" svg:x="-2.6cm" svg:y="2.339cm"><draw:text-box><text:p text:style-name="P128"><text:span text:style-name="T190">z</text:span></text:p></draw:text-box></draw:frame><draw:frame draw:style-name="gr34" draw:text-style-name="P129" svg:width="1.465cm" svg:height="0.759cm" svg:x="-1.904cm" svg:y="2.602cm"><draw:text-box><text:p text:style-name="P128"><text:span text:style-name="T189">[D</text:span><text:span text:style-name="T191">w</text:span><text:span text:style-name="T189">)</text:span></text:p></draw:text-box></draw:frame><draw:line draw:style-name="gr20" draw:text-style-name="P127" svg:x1="-5.574cm" svg:y1="2.847cm" svg:x2="-5.574cm" svg:y2="3.045cm"><text:p/></draw:line><draw:frame draw:style-name="gr35" draw:text-style-name="P129" svg:width="0.761cm" svg:height="0.729cm" svg:x="-5.945cm" svg:y="2.302cm"><draw:text-box><text:p text:style-name="P128"><text:span text:style-name="T189">C</text:span></text:p></draw:text-box></draw:frame><draw:frame draw:style-name="gr27" draw:text-style-name="P129" svg:width="0.763cm" svg:height="0.727cm" svg:x="-7.195cm" svg:y="2.292cm"><draw:text-box><text:p text:style-name="P128"><text:span text:style-name="T189">B</text:span></text:p></draw:text-box></draw:frame><draw:line draw:style-name="gr20" draw:text-style-name="P127" svg:x1="-6.821cm" svg:y1="2.847cm" svg:x2="-6.821cm" svg:y2="3.045cm"><text:p/></draw:line><draw:frame draw:style-name="gr36" draw:text-style-name="P129" svg:width="0.784cm" svg:height="0.729cm" svg:x="-4.715cm" svg:y="2.302cm"><draw:text-box><text:p text:style-name="P128"><text:span text:style-name="T189">D</text:span></text:p></draw:text-box></draw:frame><draw:line draw:style-name="gr20" draw:text-style-name="P127" svg:x1="-4.329cm" svg:y1="2.847cm" svg:x2="-4.329cm" svg:y2="3.045cm"><text:p/></draw:line><draw:line draw:style-name="gr20" draw:text-style-name="P127" svg:x1="-3.25cm" svg:y1="3.916cm" svg:x2="-3.25cm" svg:y2="4.115cm"><text:p/></draw:line><draw:frame draw:style-name="gr27" draw:text-style-name="P129" svg:width="0.763cm" svg:height="0.727cm" svg:x="-8.248cm" svg:y="3.389cm"><draw:text-box><text:p text:style-name="P128"><text:span text:style-name="T189">C</text:span></text:p></draw:text-box></draw:frame><draw:frame draw:style-name="gr37" draw:text-style-name="P129" svg:width="0.72cm" svg:height="0.727cm" svg:x="-3.567cm" svg:y="3.389cm"><draw:text-box><text:p text:style-name="P128"><text:span text:style-name="T189">F</text:span></text:p></draw:text-box></draw:frame><draw:line draw:style-name="gr38" draw:text-style-name="P127" svg:x1="-9.558cm" svg:y1="3.983cm" svg:x2="-2.109cm" svg:y2="3.983cm"><text:p/></draw:line><draw:line draw:style-name="gr20" draw:text-style-name="P127" svg:x1="-7.908cm" svg:y1="3.916cm" svg:x2="-7.908cm" svg:y2="4.115cm"><text:p/></draw:line><draw:frame draw:style-name="gr39" draw:text-style-name="P130" svg:width="0.745cm" svg:height="0.759cm" svg:x="-9.808cm" svg:y="3.341cm"><draw:text-box><text:p text:style-name="P128"><text:span text:style-name="T190">y</text:span></text:p></draw:text-box></draw:frame><draw:frame draw:style-name="gr29" draw:text-style-name="P130" svg:width="0.719cm" svg:height="0.757cm" svg:x="-2.563cm" svg:y="3.408cm"><draw:text-box><text:p text:style-name="P128"><text:span text:style-name="T190">z</text:span></text:p></draw:text-box></draw:frame><draw:frame draw:style-name="gr40" draw:text-style-name="P129" svg:width="1.41cm" svg:height="0.727cm" svg:x="-1.844cm" svg:y="3.646cm"><draw:text-box><text:p text:style-name="P128"><text:span text:style-name="T189">(DA)</text:span></text:p></draw:text-box></draw:frame><draw:frame draw:style-name="gr26" draw:text-style-name="P129" svg:width="0.782cm" svg:height="0.727cm" svg:x="-6.7cm" svg:y="3.389cm"><draw:text-box><text:p text:style-name="P128"><text:span text:style-name="T189">D</text:span></text:p></draw:text-box></draw:frame><draw:line draw:style-name="gr20" draw:text-style-name="P127" svg:x1="-6.354cm" svg:y1="3.916cm" svg:x2="-6.354cm" svg:y2="4.115cm"><text:p/></draw:line><draw:frame draw:style-name="gr21" draw:text-style-name="P129" svg:width="0.75cm" svg:height="0.727cm" svg:x="-5.001cm" svg:y="3.389cm"><draw:text-box><text:p text:style-name="P128"><text:span text:style-name="T189">A</text:span></text:p></draw:text-box></draw:frame><draw:line draw:style-name="gr20" draw:text-style-name="P127" svg:x1="-4.647cm" svg:y1="3.916cm" svg:x2="-4.647cm" svg:y2="4.115cm"><text:p/></draw:line><draw:line draw:style-name="gr20" draw:text-style-name="P127" svg:x1="-3.213cm" svg:y1="4.886cm" svg:x2="-3.213cm" svg:y2="5.087cm"><text:p/></draw:line><draw:frame draw:style-name="gr41" draw:text-style-name="P129" svg:width="0.782cm" svg:height="0.729cm" svg:x="-8.261cm" svg:y="4.387cm"><draw:text-box><text:p text:style-name="P128"><text:span text:style-name="T189">G</text:span></text:p></draw:text-box></draw:frame><draw:frame draw:style-name="gr31" draw:text-style-name="P129" svg:width="0.742cm" svg:height="0.729cm" svg:x="-3.581cm" svg:y="4.387cm"><draw:text-box><text:p text:style-name="P128"><text:span text:style-name="T189">E</text:span></text:p></draw:text-box></draw:frame><draw:line draw:style-name="gr42" draw:text-style-name="P127" svg:x1="-9.558cm" svg:y1="4.991cm" svg:x2="-2.109cm" svg:y2="4.991cm"><text:p/></draw:line><draw:line draw:style-name="gr20" draw:text-style-name="P127" svg:x1="-7.874cm" svg:y1="4.886cm" svg:x2="-7.874cm" svg:y2="5.087cm"><text:p/></draw:line><draw:frame draw:style-name="gr39" draw:text-style-name="P130" svg:width="0.745cm" svg:height="0.759cm" svg:x="-9.808cm" svg:y="4.417cm"><draw:text-box><text:p text:style-name="P128"><text:span text:style-name="T190">v</text:span></text:p></draw:text-box></draw:frame><draw:frame draw:style-name="gr29" draw:text-style-name="P130" svg:width="0.719cm" svg:height="0.757cm" svg:x="-2.563cm" svg:y="4.408cm"><draw:text-box><text:p text:style-name="P128"><text:span text:style-name="T190">z</text:span></text:p></draw:text-box></draw:frame><draw:frame draw:style-name="gr43" draw:text-style-name="P129" svg:width="1.352cm" svg:height="0.759cm" svg:x="-1.812cm" svg:y="4.648cm"><draw:text-box><text:p text:style-name="P128"><text:span text:style-name="T189">(G</text:span><text:span text:style-name="T191">z</text:span><text:span text:style-name="T189">)</text:span></text:p></draw:text-box></draw:frame><draw:line draw:style-name="gr20" draw:text-style-name="P127" svg:x1="-5.417cm" svg:y1="4.886cm" svg:x2="-5.417cm" svg:y2="5.085cm"><text:p/></draw:line><draw:frame draw:style-name="gr26" draw:text-style-name="P129" svg:width="0.782cm" svg:height="0.727cm" svg:x="-5.8cm" svg:y="4.378cm"><draw:text-box><text:p text:style-name="P128"><text:span text:style-name="T189">D</text:span></text:p></draw:text-box></draw:frame><draw:line draw:style-name="gr23" draw:text-style-name="P127" svg:x1="-7.934cm" svg:y1="1.943cm" svg:x2="-4.651cm" svg:y2="1.943cm"><text:p/></draw:line><draw:line draw:style-name="gr23" draw:text-style-name="P127" svg:x1="-9.585cm" svg:y1="2.938cm" svg:x2="-4.337cm" svg:y2="2.937cm"><text:p/></draw:line></draw:g></text:h>
      <text:list xml:id="list153539358473562" text:continue-numbering="true" text:style-name="_5f_Numérotation_20_des_20_exercices">
        <text:list-item>
          <text:h text:style-name="_5f_Titre_5f_Exercices_5f_sans_5f_Titre" text:outline-level="1"><text:span text:style-name="_5f_Caractères">Traduis par un groupe nominal en français les expressions mathématiques suivantes.</text:span></text:h>
          <text:list>
            <text:list-item text:start-value="1">
              <text:p text:style-name="P108"><text:span text:style-name="_5f_Caractères">[OB) : </text:span><text:span text:style-name="_5f_Caractères_5f_correction">La demi-droite d’origine O passant par B</text:span><text:span text:style-name="_5f_Caractères">.</text:span></text:p>
            </text:list-item>
            <text:list-item>
              <text:p text:style-name="P108"><text:span text:style-name="_5f_Caractères">[MN] : </text:span><text:span text:style-name="_5f_Caractères_5f_correction">Le segment qui a pour extrémités M et N</text:span><text:span text:style-name="_5f_Caractères">.</text:span></text:p>
            </text:list-item>
            <text:list-item>
              <text:p text:style-name="P108"><text:span text:style-name="_5f_Caractères">(AC) : </text:span><text:span text:style-name="_5f_Caractères_5f_correction">La droite passant par A et C. </text:span></text:p>
            </text:list-item>
            <text:list-item>
              <text:p text:style-name="P108"><text:span text:style-name="_5f_Caractères">[Ox) : </text:span><text:span text:style-name="_5f_Caractères_5f_correction">La demi-droite d’origine O </text:span><text:span text:style-name="_5f_Caractères_5f_correction"><text:span text:style-name="T183">se dirigeant vers x</text:span></text:span><text:span text:style-name="_5f_Caractères">.</text:span></text:p>
            </text:list-item>
          </text:list>
        </text:list-item>
        <text:list-item>
          <text:h text:style-name="_5f_Titre_5f_Exercices_5f_avec_5f_Titre" text:outline-level="1"><text:span text:style-name="_5f_Caractères_5f_gras"> « Prends garde à la consigne »</text:span></text:h>
        </text:list-item>
      </text:list>
      <text:h text:style-name="_5f_Paragraphe" text:outline-level="1"><text:span text:style-name="_5f_Caractères">Repasse en vert la partie de la droite dont les points appartiennent à [AB) mais pas à [CD).</text:span></text:h>
      <text:h text:style-name="_5f_Paragraphe" text:outline-level="1"><draw:g text:anchor-type="paragraph" draw:z-index="8" draw:name="Forme16" draw:style-name="gr51"><draw:g draw:style-name="gr45"><draw:line draw:style-name="gr52" draw:text-style-name="P134" svg:x1="0.001cm" svg:y1="0.538cm" svg:x2="9cm" svg:y2="0.538cm"><text:p/></draw:line><draw:line draw:style-name="gr52" draw:text-style-name="P134" svg:x1="5.833cm" svg:y1="0.439cm" svg:x2="5.833cm" svg:y2="0.638cm"><text:p/></draw:line><draw:line draw:style-name="gr52" draw:text-style-name="P134" svg:x1="8.262cm" svg:y1="0.439cm" svg:x2="8.262cm" svg:y2="0.638cm"><text:p/></draw:line><draw:line draw:style-name="gr52" draw:text-style-name="P134" svg:x1="3.511cm" svg:y1="0.439cm" svg:x2="3.511cm" svg:y2="0.638cm"><text:p/></draw:line><draw:frame draw:style-name="gr53" draw:text-style-name="P135" svg:width="0.777cm" svg:height="0.664cm" svg:x="8.128cm" svg:y="-0.004cm"><draw:text-box><text:p text:style-name="P131"><text:span text:style-name="T189">D</text:span></text:p></draw:text-box></draw:frame><draw:frame draw:style-name="gr54" draw:text-style-name="P135" svg:width="0.747cm" svg:height="0.664cm" svg:x="5.712cm" svg:y="-0.004cm"><draw:text-box><text:p text:style-name="P131"><text:span text:style-name="T189">B</text:span></text:p></draw:text-box></draw:frame><draw:frame draw:style-name="gr55" draw:text-style-name="P135" svg:width="0.752cm" svg:height="0.664cm" svg:x="3.389cm" svg:y="-0.004cm"><draw:text-box><text:p text:style-name="P131"><text:span text:style-name="T189">C</text:span></text:p></draw:text-box></draw:frame><draw:frame draw:style-name="gr54" draw:text-style-name="P135" svg:width="0.747cm" svg:height="0.664cm" svg:x="0.602cm" svg:y="-0.009cm"><draw:text-box><text:p text:style-name="P131"><text:span text:style-name="T189">A</text:span></text:p></draw:text-box></draw:frame><draw:line draw:style-name="gr52" draw:text-style-name="P134" svg:x1="0.723cm" svg:y1="0.441cm" svg:x2="0.723cm" svg:y2="0.639cm"><text:p/></draw:line></draw:g><draw:line draw:style-name="gr59" draw:text-style-name="P126" svg:x1="0.723cm" svg:y1="0.538cm" svg:x2="3.51cm" svg:y2="0.538cm"><text:p/></draw:line></draw:g><text:span text:style-name="_5f_Caractères"/></text:h>
      <text:h text:style-name="_5f_Paragraphe" text:outline-level="1"><text:span text:style-name="_5f_Caractères">Repasse en rouge la partie de la droite dont les points appartiennent à la fois à [AB) et à [DC) mais pas à [EF].</text:span></text:h>
      <text:h text:style-name="_5f_Paragraphe" text:outline-level="1"><draw:g text:anchor-type="paragraph" draw:z-index="9" draw:name="Forme17" draw:style-name="gr51"><draw:g draw:style-name="gr45"><draw:line draw:style-name="gr52" draw:text-style-name="P134" svg:x1="0.522cm" svg:y1="0.463cm" svg:x2="0.522cm" svg:y2="0.661cm"><text:p/></draw:line><draw:frame draw:style-name="gr53" draw:text-style-name="P135" svg:width="0.777cm" svg:height="0.664cm" svg:x="8.332cm" svg:y="0.034cm"><draw:text-box><text:p text:style-name="P131"><text:span text:style-name="T189">D</text:span></text:p></draw:text-box></draw:frame><draw:frame draw:style-name="gr54" draw:text-style-name="P135" svg:width="0.747cm" svg:height="0.664cm" svg:x="5.808cm" svg:y="0.034cm"><draw:text-box><text:p text:style-name="P131"><text:span text:style-name="T189">B</text:span></text:p></draw:text-box></draw:frame><draw:frame draw:style-name="gr55" draw:text-style-name="P135" svg:width="0.752cm" svg:height="0.664cm" svg:x="1.855cm" svg:y="0.039cm"><draw:text-box><text:p text:style-name="P131"><text:span text:style-name="T189">C</text:span></text:p></draw:text-box></draw:frame><draw:frame draw:style-name="gr54" draw:text-style-name="P135" svg:width="0.747cm" svg:height="0.664cm" svg:x="0.398cm" svg:y="0.039cm"><draw:text-box><text:p text:style-name="P131"><text:span text:style-name="T189">A</text:span></text:p></draw:text-box></draw:frame><draw:frame draw:style-name="gr56" draw:text-style-name="P135" svg:width="0.708cm" svg:height="0.664cm" svg:x="4.796cm" svg:y="0.034cm"><draw:text-box><text:p text:style-name="P131"><text:span text:style-name="T189">F</text:span></text:p></draw:text-box></draw:frame><draw:frame draw:style-name="gr57" draw:text-style-name="P135" svg:width="0.727cm" svg:height="0.664cm" svg:x="3.328cm" svg:y="0.039cm"><draw:text-box><text:p text:style-name="P131"><text:span text:style-name="T189">E</text:span></text:p></draw:text-box></draw:frame><draw:line draw:style-name="gr52" draw:text-style-name="P134" svg:x1="1.979cm" svg:y1="0.464cm" svg:x2="1.979cm" svg:y2="0.66cm"><text:p/></draw:line><draw:line draw:style-name="gr52" draw:text-style-name="P134" svg:x1="3.443cm" svg:y1="0.464cm" svg:x2="3.443cm" svg:y2="0.66cm"><text:p/></draw:line><draw:line draw:style-name="gr52" draw:text-style-name="P134" svg:x1="4.9cm" svg:y1="0.463cm" svg:x2="4.9cm" svg:y2="0.661cm"><text:p/></draw:line><draw:line draw:style-name="gr52" draw:text-style-name="P134" svg:x1="5.931cm" svg:y1="0.464cm" svg:x2="5.931cm" svg:y2="0.66cm"><text:p/></draw:line><draw:line draw:style-name="gr52" draw:text-style-name="P134" svg:x1="8.471cm" svg:y1="0.464cm" svg:x2="8.471cm" svg:y2="0.66cm"><text:p/></draw:line><draw:line draw:style-name="gr52" draw:text-style-name="P134" svg:x1="-0.004cm" svg:y1="0.538cm" svg:x2="8.995cm" svg:y2="0.538cm"><text:p/></draw:line></draw:g><draw:line draw:style-name="gr58" draw:text-style-name="P126" svg:x1="0.522cm" svg:y1="0.538cm" svg:x2="3.429cm" svg:y2="0.538cm"><text:p/></draw:line><draw:line draw:style-name="gr58" draw:text-style-name="P126" svg:x1="4.915cm" svg:y1="0.523cm" svg:x2="8.468cm" svg:y2="0.524cm"><text:p/></draw:line></draw:g><text:span text:style-name="_5f_Caractères"/></text:h>
      <text:list xml:id="list153541135035053" text:continue-numbering="true" text:style-name="_5f_Numérotation_20_des_20_exercices">
        <text:list-item>
          <text:h text:style-name="P111" text:outline-level="1"><draw:line text:anchor-type="paragraph" draw:z-index="12" draw:name="Forme5" draw:style-name="gr17" draw:text-style-name="P126" svg:x1="4.914cm" svg:y1="-0.076cm" svg:x2="7.801cm" svg:y2="-0.076cm"><text:p/></draw:line><draw:line text:anchor-type="paragraph" draw:z-index="13" draw:name="Forme6" draw:style-name="gr17" draw:text-style-name="P126" svg:x1="4.914cm" svg:y1="-0.076cm" svg:x2="8.47cm" svg:y2="-0.076cm"><text:p/></draw:line><draw:line text:anchor-type="paragraph" draw:z-index="14" draw:name="Forme7" draw:style-name="gr17" draw:text-style-name="P126" svg:x1="0.522cm" svg:y1="-0.076cm" svg:x2="3.409cm" svg:y2="-0.076cm"><text:p/></draw:line><draw:line text:anchor-type="paragraph" draw:z-index="15" draw:name="Forme8" draw:style-name="gr17" draw:text-style-name="P126" svg:x1="0.642cm" svg:y1="-0.071cm" svg:x2="3.443cm" svg:y2="-0.076cm"><text:p/></draw:line><text:span text:style-name="_5f_Caractères_5f_gras"> Programme de construction</text:span></text:h>
        </text:list-item>
      </text:list>
      <text:h text:style-name="_5f_Paragraphe" text:outline-level="1"><text:span text:style-name="_5f_Caractères">Entoure la figure qui correspond au programme de construction.</text:span></text:h>
      <text:list xml:id="list3291406941" text:style-name="List_20_1">
        <text:list-item>
          <text:h text:style-name="_5f_Paragraphe_5f_Bullet" text:outline-level="1"><text:span text:style-name="_5f_Caractères">Place trois points A, B et C non alignés. </text:span></text:h>
        </text:list-item>
        <text:list-item>
          <text:h text:style-name="_5f_Paragraphe_5f_Bullet" text:outline-level="1"><text:span text:style-name="_5f_Caractères">Trace le segment [AB].</text:span></text:h>
        </text:list-item>
        <text:list-item>
          <text:h text:style-name="_5f_Paragraphe_5f_Bullet" text:outline-level="1"><text:span text:style-name="_5f_Caractères">Trace la droite (AC).</text:span></text:h>
        </text:list-item>
        <text:list-item>
          <text:h text:style-name="_5f_Paragraphe_5f_Bullet" text:outline-level="1"><text:span text:style-name="_5f_Caractères">Trace la demi-droite [BC).</text:span></text:h>
        </text:list-item>
      </text:list>
      <text:p text:style-name="Standard"><draw:g text:anchor-type="paragraph" draw:z-index="10" draw:name="DrawObject1" draw:style-name="gr44"><draw:g draw:name="Shape20" draw:style-name="gr45"><draw:frame draw:style-name="gr46" draw:text-style-name="P132" svg:width="0.272cm" svg:height="0.458cm" svg:x="0.496cm" svg:y="2.163cm"><draw:text-box><text:p text:style-name="P131"><text:span text:style-name="T192">A</text:span></text:p></draw:text-box></draw:frame><draw:frame draw:style-name="gr47" draw:text-style-name="P132" svg:width="0.272cm" svg:height="0.458cm" svg:x="2.496cm" svg:y="2.2cm"><draw:text-box><text:p text:style-name="P131"><text:span text:style-name="T192">B</text:span></text:p></draw:text-box></draw:frame><draw:frame draw:style-name="gr48" draw:text-style-name="P132" svg:width="0.276cm" svg:height="0.458cm" svg:x="1.745cm" svg:y="0.685cm"><draw:text-box><text:p text:style-name="P131"><text:span text:style-name="T192">C</text:span></text:p></draw:text-box></draw:frame><draw:line draw:style-name="gr49" draw:text-style-name="P133" svg:x1="0.896cm" svg:y1="2.413cm" svg:x2="2.395cm" svg:y2="2.413cm"><text:p/></draw:line><draw:line draw:style-name="gr49" draw:text-style-name="P133" svg:x1="2.397cm" svg:y1="2.411cm" svg:x2="1.397cm" svg:y2="0.441cm"><text:p/></draw:line><draw:line draw:style-name="gr49" draw:text-style-name="P133" svg:x1="1.642cm" svg:y1="0.933cm" svg:x2="0.642cm" svg:y2="2.902cm"><text:p/></draw:line><draw:frame draw:style-name="gr47" draw:text-style-name="P132" svg:width="0.272cm" svg:height="0.458cm" svg:x="3.496cm" svg:y="2.163cm"><draw:text-box><text:p text:style-name="P131"><text:span text:style-name="T192">A</text:span></text:p></draw:text-box></draw:frame><draw:frame draw:style-name="gr47" draw:text-style-name="P132" svg:width="0.272cm" svg:height="0.458cm" svg:x="5.497cm" svg:y="2.2cm"><draw:text-box><text:p text:style-name="P131"><text:span text:style-name="T192">B</text:span></text:p></draw:text-box></draw:frame><draw:frame draw:style-name="gr48" draw:text-style-name="P132" svg:width="0.276cm" svg:height="0.458cm" svg:x="4.743cm" svg:y="0.685cm"><draw:text-box><text:p text:style-name="P131"><text:span text:style-name="T192">C</text:span></text:p></draw:text-box></draw:frame><draw:line draw:style-name="gr49" draw:text-style-name="P133" svg:x1="3.894cm" svg:y1="2.413cm" svg:x2="5.393cm" svg:y2="2.413cm"><text:p/></draw:line><draw:line draw:style-name="gr49" draw:text-style-name="P133" svg:x1="5.392cm" svg:y1="2.411cm" svg:x2="4.392cm" svg:y2="0.441cm"><text:p/></draw:line><draw:line draw:style-name="gr49" draw:text-style-name="P133" svg:x1="4.895cm" svg:y1="0.441cm" svg:x2="3.646cm" svg:y2="2.9cm"><text:p/></draw:line><draw:frame draw:style-name="gr47" draw:text-style-name="P132" svg:width="0.272cm" svg:height="0.458cm" svg:x="6.497cm" svg:y="2.161cm"><draw:text-box><text:p text:style-name="P131"><text:span text:style-name="T192">A</text:span></text:p></draw:text-box></draw:frame><draw:frame draw:style-name="gr47" draw:text-style-name="P132" svg:width="0.272cm" svg:height="0.458cm" svg:x="8.495cm" svg:y="2.2cm"><draw:text-box><text:p text:style-name="P131"><text:span text:style-name="T192">B</text:span></text:p></draw:text-box></draw:frame><draw:frame draw:style-name="gr48" draw:text-style-name="P132" svg:width="0.276cm" svg:height="0.458cm" svg:x="7.744cm" svg:y="0.685cm"><draw:text-box><text:p text:style-name="P131"><text:span text:style-name="T192">C</text:span></text:p></draw:text-box></draw:frame><draw:line draw:style-name="gr49" draw:text-style-name="P133" svg:x1="6.895cm" svg:y1="2.408cm" svg:x2="8.396cm" svg:y2="2.408cm"><text:p/></draw:line><draw:line draw:style-name="gr49" draw:text-style-name="P133" svg:x1="8.396cm" svg:y1="2.408cm" svg:x2="7.643cm" svg:y2="0.926cm"><text:p/></draw:line><draw:line draw:style-name="gr49" draw:text-style-name="P133" svg:x1="7.898cm" svg:y1="0.429cm" svg:x2="6.644cm" svg:y2="2.898cm"><text:p/></draw:line></draw:g><draw:custom-shape draw:name="Forme87" draw:style-name="gr50" draw:text-style-name="P126" svg:width="3.063cm" svg:height="3.128cm" svg:x="3.138cm" svg:y="0.1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Caractère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19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5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6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4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2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53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51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0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8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9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5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6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3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44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9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41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40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42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6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7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3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4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31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32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8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24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26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27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25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1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2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8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20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9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5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6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11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2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13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4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8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9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03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4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06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7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05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0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1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97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9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8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4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5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91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93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2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8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83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4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86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7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5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0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77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8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9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72" draw:name="Shape3_12" draw:style-name="Mgr5" draw:text-style-name="MP1" svg:x1="10.308cm" svg:y1="0.388cm" svg:x2="20.496cm" svg:y2="0.36cm"><text:p/></draw:line><draw:path text:anchor-type="paragraph" draw:z-index="273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75" draw:name="Shape3_27" draw:style-name="Mgr5" draw:text-style-name="MP1" svg:x1="10.308cm" svg:y1="0.388cm" svg:x2="20.496cm" svg:y2="0.36cm"><text:p/></draw:line><draw:path text:anchor-type="paragraph" draw:z-index="276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4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8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5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6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63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64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8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9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56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57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4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55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50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7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8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5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46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7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8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4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5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32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3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9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30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31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7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8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26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5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21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2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3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21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2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20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7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8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5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16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2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3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9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10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1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6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7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4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205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1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98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200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9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5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6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3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94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92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89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90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91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86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7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83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80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81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82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77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76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73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4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71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2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68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66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7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63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4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62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60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61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58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59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5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6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4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52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53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50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51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48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49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6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7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44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45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42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43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40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41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8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9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6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7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4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5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32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33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30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31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8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9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26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27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25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18" draw:name="Shape7_8" draw:style-name="Mgr9" draw:text-style-name="MP1" svg:x1="9.042cm" svg:y1="0.36cm" svg:x2="20.461cm" svg:y2="0.36cm"><text:p/></draw:line><draw:path text:anchor-type="paragraph" draw:z-index="119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20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22" draw:name="Shape7_9" draw:style-name="Mgr9" draw:text-style-name="MP1" svg:x1="9.042cm" svg:y1="0.36cm" svg:x2="20.461cm" svg:y2="0.36cm"><text:p/></draw:line><draw:path text:anchor-type="paragraph" draw:z-index="123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24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21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7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13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0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1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2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7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8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9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6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99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0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101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103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4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105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02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3125408205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97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3539855136526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98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5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6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16"><draw:text-box fo:min-height="0.499cm" fo:min-width="3cm"><draw:frame draw:style-name="Mfr2" draw:name="Frame274" text:anchor-type="frame" svg:x="0.45cm" svg:y="0.079cm" svg:width="0.817cm" draw:z-index="17"><draw:text-box fo:min-height="0.355cm"><text:p text:style-name="MP3"><draw:g text:anchor-type="paragraph" draw:z-index="93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94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92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9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0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6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7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85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83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84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81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82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77" draw:name="Shape9" draw:style-name="Mgr1" draw:text-style-name="MP1" svg:x1="11.559cm" svg:y1="0.36cm" svg:x2="20.5cm" svg:y2="0.36cm"><text:p/></draw:line><draw:frame text:anchor-type="paragraph" draw:z-index="78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79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80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76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5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73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74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71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72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70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68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69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6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7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64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65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62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63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60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61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8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9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6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7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54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55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3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50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51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8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49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6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47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4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5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42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43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38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9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7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34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35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8" draw:name="Shape3_0" draw:style-name="Mgr14" draw:text-style-name="MP1" svg:x1="10.893cm" svg:y1="0.403cm" svg:x2="20.503cm" svg:y2="0.327cm"><text:p/></draw:line><draw:path text:anchor-type="char" draw:z-index="29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2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31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30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33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26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27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57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8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9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0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1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2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3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4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65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6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67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8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10-16T15:35:17.168000000</dc:date>
    <meta:editing-duration>P1DT8H44M41S</meta:editing-duration>
    <meta:editing-cycles>136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796" meta:word-count="3002" meta:character-count="19487" meta:non-whitespace-character-count="16898"/>
  </office:meta>
</office:document-meta>
</file>